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7.0744in" svg:height="3.8484in" svg:x="8.0606in" svg:y="4.413in">
            <draw:object draw:notify-on-update-of-ranges="Sheet1.A17:Sheet1.A25 Sheet1.A15:Sheet1.A15 Sheet1.C17:Sheet1.C25 Sheet1.A2:Sheet1.A2 Sheet1.C4:Sheet1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0744in" svg:height="3.8484in" svg:x="8.2228in" svg:y="9.0256in">
            <draw:object draw:notify-on-update-of-ranges="Sheet1.A17:Sheet1.A25 Sheet1.A15:Sheet1.A15 Sheet1.D17:Sheet1.D25 Sheet1.A2:Sheet1.A2 Sheet1.D4:Sheet1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.0744in" svg:height="3.8484in" svg:x="8.0677in" svg:y="0.2453in">
            <draw:object draw:notify-on-update-of-ranges="Sheet1.A17:Sheet1.A25 Sheet1.A15:Sheet1.A15 Sheet1.B17:Sheet1.B25 Sheet1.A2:Sheet1.A2 Sheet1.B4:Sheet1.B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GUI application</text:p>
          </table:table-cell>
          <table:table-cell table:style-name="Default" office:value-type="string" calcext:value-type="string">
            <text:p>Randomize =0%</text:p>
          </table:table-cell>
          <table:table-cell table:style-name="Default" office:value-type="string" calcext:value-type="string">
            <text:p>best cluster sta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luster number</text:p>
          </table:table-cell>
          <table:table-cell office:value-type="string" calcext:value-type="string">
            <text:p>run time (seconds)</text:p>
          </table:table-cell>
          <table:table-cell office:value-type="string" calcext:value-type="string">
            <text:p>Total MQ evaluations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23" calcext:value-type="float">
            <text:p>0.023</text:p>
          </table:table-cell>
          <table:table-cell office:value-type="float" office:value="51048" calcext:value-type="float">
            <text:p>5104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163" calcext:value-type="float">
            <text:p>0.163</text:p>
          </table:table-cell>
          <table:table-cell office:value-type="float" office:value="5317233" calcext:value-type="float">
            <text:p>531723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0.975" calcext:value-type="float">
            <text:p>0.975</text:p>
          </table:table-cell>
          <table:table-cell office:value-type="float" office:value="33204593" calcext:value-type="float">
            <text:p>33204593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094449482" calcext:value-type="float">
            <text:p>409444948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680.592" calcext:value-type="float">
            <text:p>680.592</text:p>
          </table:table-cell>
          <table:table-cell office:value-type="float" office:value="8975962509" calcext:value-type="float">
            <text:p>8975962509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1" calcext:value-type="float">
            <text:p>21</text:p>
          </table:table-cell>
          <table:table-cell office:value-type="float" office:value="992.817" calcext:value-type="float">
            <text:p>992.817</text:p>
          </table:table-cell>
          <table:table-cell office:value-type="float" office:value="33557696624" calcext:value-type="float">
            <text:p>33557696624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2" calcext:value-type="float">
            <text:p>22</text:p>
          </table:table-cell>
          <table:table-cell office:value-type="float" office:value="1161.09" calcext:value-type="float">
            <text:p>1161.09</text:p>
          </table:table-cell>
          <table:table-cell office:value-type="float" office:value="34620451563" calcext:value-type="float">
            <text:p>34620451563</text:p>
          </table:table-cell>
          <table:table-cell table:number-columns-repeated="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8" calcext:value-type="float">
            <text:p>28</text:p>
          </table:table-cell>
          <table:table-cell office:value-type="float" office:value="1193.814" calcext:value-type="float">
            <text:p>1193.814</text:p>
          </table:table-cell>
          <table:table-cell office:value-type="float" office:value="35830470554" calcext:value-type="float">
            <text:p>35830470554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1" calcext:value-type="float">
            <text:p>41</text:p>
          </table:table-cell>
          <table:table-cell office:value-type="float" office:value="2640.183" calcext:value-type="float">
            <text:p>2640.183</text:p>
          </table:table-cell>
          <table:table-cell office:value-type="float" office:value="77343510992" calcext:value-type="float">
            <text:p>7734351099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&gt;18355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Command Line Application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luster number</text:p>
          </table:table-cell>
          <table:table-cell office:value-type="string" calcext:value-type="string">
            <text:p>run time (seconds)</text:p>
          </table:table-cell>
          <table:table-cell office:value-type="string" calcext:value-type="string">
            <text:p>Total MQ evaluations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19" calcext:value-type="float">
            <text:p>0.019</text:p>
          </table:table-cell>
          <table:table-cell office:value-type="float" office:value="102919" calcext:value-type="float">
            <text:p>10291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0.031" calcext:value-type="float">
            <text:p>0.031</text:p>
          </table:table-cell>
          <table:table-cell office:value-type="float" office:value="9523037" calcext:value-type="float">
            <text:p>952303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.727" calcext:value-type="float">
            <text:p>1.727</text:p>
          </table:table-cell>
          <table:table-cell office:value-type="float" office:value="54240924" calcext:value-type="float">
            <text:p>54240924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81.425" calcext:value-type="float">
            <text:p>81.425</text:p>
          </table:table-cell>
          <table:table-cell office:value-type="float" office:value="3411109341" calcext:value-type="float">
            <text:p>341110934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" calcext:value-type="float">
            <text:p>43</text:p>
          </table:table-cell>
          <table:table-cell office:value-type="float" office:value="542.797" calcext:value-type="float">
            <text:p>542.797</text:p>
          </table:table-cell>
          <table:table-cell office:value-type="float" office:value="17893829949" calcext:value-type="float">
            <text:p>17893829949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4" calcext:value-type="float">
            <text:p>54</text:p>
          </table:table-cell>
          <table:table-cell office:value-type="float" office:value="786.879" calcext:value-type="float">
            <text:p>786.879</text:p>
          </table:table-cell>
          <table:table-cell office:value-type="float" office:value="26381019058" calcext:value-type="float">
            <text:p>26381019058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5" calcext:value-type="float">
            <text:p>25</text:p>
          </table:table-cell>
          <table:table-cell office:value-type="float" office:value="1086.095" calcext:value-type="float">
            <text:p>1086.095</text:p>
          </table:table-cell>
          <table:table-cell office:value-type="float" office:value="35823278539" calcext:value-type="float">
            <text:p>35823278539</text:p>
          </table:table-cell>
          <table:table-cell table:number-columns-repeated="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5" calcext:value-type="float">
            <text:p>45</text:p>
          </table:table-cell>
          <table:table-cell office:value-type="float" office:value="1036.516" calcext:value-type="float">
            <text:p>1036.516</text:p>
          </table:table-cell>
          <table:table-cell office:value-type="float" office:value="34733826530" calcext:value-type="float">
            <text:p>34733826530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6" calcext:value-type="float">
            <text:p>46</text:p>
          </table:table-cell>
          <table:table-cell office:value-type="float" office:value="1798.541" calcext:value-type="float">
            <text:p>1798.541</text:p>
          </table:table-cell>
          <table:table-cell office:value-type="float" office:value="56901456733" calcext:value-type="float">
            <text:p>5690145673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6:23:15.947497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3:22:42.347204881</meta:creation-date>
    <dc:date>2021-04-21T16:23:50.562804539</dc:date>
    <meta:editing-duration>P1DT17H21M5S</meta:editing-duration>
    <meta:editing-cycles>12</meta:editing-cycles>
    <meta:generator>LibreOffice/6.4.6.2$Linux_X86_64 LibreOffice_project/40$Build-2</meta:generator>
    <meta:document-statistic meta:table-count="1" meta:cell-count="88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cm" svg:height="9.776cm" xlink:href=".." xlink:type="simple" chart:class="chart:line" chart:style-name="ch1">
        <chart:title svg:x="7.05cm" svg:y="0.331cm" chart:style-name="ch2">
          <text:p>Lines vs Run Time</text:p>
        </chart:title>
        <chart:legend chart:legend-position="bottom" svg:x="4.623cm" svg:y="9.177cm" style:legend-expansion="wide" chart:style-name="ch3"/>
        <chart:plot-area chart:style-name="ch4" table:cell-range-address="Sheet1.A17:Sheet1.A25 Sheet1.A15:Sheet1.A15 Sheet1.C17:Sheet1.C25 Sheet1.A2:Sheet1.A2 Sheet1.C4:Sheet1.C12" chart:data-source-has-labels="both" svg:x="1.37cm" svg:y="1.305cm" svg:width="16.241cm" svg:height="6.512cm">
          <chartooo:coordinate-region svg:x="2.362cm" svg:y="1.504cm" svg:width="14.784cm" svg:height="5.666cm"/>
          <chart:axis chart:dimension="x" chart:name="primary-x" chart:style-name="ch5" chartooo:axis-type="auto">
            <chartooo:date-scale/>
            <chart:title svg:x="9.036cm" svg:y="8.012cm" chart:style-name="ch6">
              <text:p>Lines</text:p>
            </chart:title>
            <chart:categories table:cell-range-address="Sheet1.A17:Sheet1.A25"/>
          </chart:axis>
          <chart:axis chart:dimension="y" chart:name="primary-y" chart:style-name="ch5">
            <chart:title svg:x="0.451cm" svg:y="5.28cm" chart:style-name="ch7">
              <text:p>RunTime</text:p>
            </chart:title>
            <chart:grid chart:style-name="ch8" chart:class="major"/>
          </chart:axis>
          <chart:series chart:style-name="ch9" chart:values-cell-range-address="Sheet1.C17:Sheet1.C25" chart:label-cell-address="Sheet1.A15:Sheet1.A15" chart:class="chart:line">
            <chart:data-point chart:repeated="9"/>
          </chart:series>
          <chart:series chart:style-name="ch10" chart:values-cell-range-address="Sheet1.C4:Sheet1.C12" chart:label-cell-address="Sheet1.A2:Sheet1.A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and Line Application</text:p>
                <draw:g>
                  <svg:desc>Sheet1.A15:Sheet1.A15</svg:desc>
                </draw:g>
              </table:table-cell>
              <table:table-cell office:value-type="string">
                <text:p>GUI application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7:Sheet1.A25</svg:desc>
                </draw:g>
              </table:table-cell>
              <table:table-cell office:value-type="float" office:value="0.019">
                <text:p>0.019</text:p>
                <draw:g>
                  <svg:desc>Sheet1.C17:Sheet1.C25</svg:desc>
                </draw:g>
              </table:table-cell>
              <table:table-cell office:value-type="float" office:value="0.023">
                <text:p>0.023</text:p>
                <draw:g>
                  <svg:desc>Sheet1.C4:Sheet1.C12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31">
                <text:p>0.031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27">
                <text:p>1.727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1.425">
                <text:p>81.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42.797">
                <text:p>542.797</text:p>
              </table:table-cell>
              <table:table-cell office:value-type="float" office:value="680.592">
                <text:p>680.59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786.879">
                <text:p>786.879</text:p>
              </table:table-cell>
              <table:table-cell office:value-type="float" office:value="992.817">
                <text:p>992.81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086.095">
                <text:p>1086.095</text:p>
              </table:table-cell>
              <table:table-cell office:value-type="float" office:value="1161.09">
                <text:p>1161.0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036.516">
                <text:p>1036.516</text:p>
              </table:table-cell>
              <table:table-cell office:value-type="float" office:value="1193.814">
                <text:p>1193.81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98.541">
                <text:p>1798.541</text:p>
              </table:table-cell>
              <table:table-cell office:value-type="float" office:value="2640.183">
                <text:p>2640.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cm" svg:height="9.776cm" xlink:href=".." xlink:type="simple" chart:class="chart:line" chart:style-name="ch1">
        <chart:title svg:x="5.872cm" svg:y="0.331cm" chart:style-name="ch2">
          <text:p>Lines vs Total MQ Evaluations</text:p>
        </chart:title>
        <chart:legend chart:legend-position="bottom" svg:x="4.623cm" svg:y="9.177cm" style:legend-expansion="wide" chart:style-name="ch3"/>
        <chart:plot-area chart:style-name="ch4" table:cell-range-address="Sheet1.A17:Sheet1.A25 Sheet1.A15:Sheet1.A15 Sheet1.D17:Sheet1.D25 Sheet1.A2:Sheet1.A2 Sheet1.D4:Sheet1.D12" chart:data-source-has-labels="both" svg:x="1.37cm" svg:y="1.305cm" svg:width="16.241cm" svg:height="6.512cm">
          <chartooo:coordinate-region svg:x="3.658cm" svg:y="1.504cm" svg:width="13.488cm" svg:height="5.666cm"/>
          <chart:axis chart:dimension="x" chart:name="primary-x" chart:style-name="ch5" chartooo:axis-type="auto">
            <chartooo:date-scale/>
            <chart:title svg:x="9.036cm" svg:y="8.012cm" chart:style-name="ch6">
              <text:p>Lines</text:p>
            </chart:title>
            <chart:categories table:cell-range-address="Sheet1.A17:Sheet1.A25"/>
          </chart:axis>
          <chart:axis chart:dimension="y" chart:name="primary-y" chart:style-name="ch5">
            <chart:title svg:x="0.451cm" svg:y="6.153cm" chart:style-name="ch7">
              <text:p>Total MQ Evaluations</text:p>
            </chart:title>
            <chart:grid chart:style-name="ch8" chart:class="major"/>
          </chart:axis>
          <chart:series chart:style-name="ch9" chart:values-cell-range-address="Sheet1.D17:Sheet1.D25" chart:label-cell-address="Sheet1.A15:Sheet1.A15" chart:class="chart:line">
            <chart:data-point chart:repeated="9"/>
          </chart:series>
          <chart:series chart:style-name="ch10" chart:values-cell-range-address="Sheet1.D4:Sheet1.D12" chart:label-cell-address="Sheet1.A2:Sheet1.A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and Line Application</text:p>
                <draw:g>
                  <svg:desc>Sheet1.A15:Sheet1.A15</svg:desc>
                </draw:g>
              </table:table-cell>
              <table:table-cell office:value-type="string">
                <text:p>GUI application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7:Sheet1.A25</svg:desc>
                </draw:g>
              </table:table-cell>
              <table:table-cell office:value-type="float" office:value="102919">
                <text:p>102919</text:p>
                <draw:g>
                  <svg:desc>Sheet1.D17:Sheet1.D25</svg:desc>
                </draw:g>
              </table:table-cell>
              <table:table-cell office:value-type="float" office:value="51048">
                <text:p>51048</text:p>
                <draw:g>
                  <svg:desc>Sheet1.D4:Sheet1.D12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523037">
                <text:p>9523037</text:p>
              </table:table-cell>
              <table:table-cell office:value-type="float" office:value="5317233">
                <text:p>53172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240924">
                <text:p>54240924</text:p>
              </table:table-cell>
              <table:table-cell office:value-type="float" office:value="33204593">
                <text:p>3320459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11109341">
                <text:p>3411109341</text:p>
              </table:table-cell>
              <table:table-cell office:value-type="float" office:value="4094449482">
                <text:p>409444948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893829949">
                <text:p>17893829949</text:p>
              </table:table-cell>
              <table:table-cell office:value-type="float" office:value="8975962509">
                <text:p>897596250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6381019058">
                <text:p>26381019058</text:p>
              </table:table-cell>
              <table:table-cell office:value-type="float" office:value="33557696624">
                <text:p>3355769662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5823278539">
                <text:p>35823278539</text:p>
              </table:table-cell>
              <table:table-cell office:value-type="float" office:value="34620451563">
                <text:p>3462045156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733826530">
                <text:p>34733826530</text:p>
              </table:table-cell>
              <table:table-cell office:value-type="float" office:value="35830470554">
                <text:p>3583047055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6901456733">
                <text:p>56901456733</text:p>
              </table:table-cell>
              <table:table-cell office:value-type="float" office:value="77343510992">
                <text:p>773435109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cm" svg:height="9.776cm" xlink:href=".." xlink:type="simple" chart:class="chart:line" chart:style-name="ch1">
        <chart:title svg:x="6.441cm" svg:y="0.331cm" chart:style-name="ch2">
          <text:p>Lines vs Cluster Number</text:p>
        </chart:title>
        <chart:legend chart:legend-position="bottom" svg:x="4.623cm" svg:y="9.177cm" style:legend-expansion="wide" chart:style-name="ch3"/>
        <chart:plot-area chart:style-name="ch4" table:cell-range-address="Sheet1.A17:Sheet1.B25 Sheet1.A15:Sheet1.A15 Sheet1.A2:Sheet1.A2 Sheet1.B4:Sheet1.B12" chart:data-source-has-labels="both" svg:x="1.37cm" svg:y="1.305cm" svg:width="16.241cm" svg:height="6.512cm">
          <chartooo:coordinate-region svg:x="1.991cm" svg:y="1.504cm" svg:width="15.155cm" svg:height="5.666cm"/>
          <chart:axis chart:dimension="x" chart:name="primary-x" chart:style-name="ch5" chartooo:axis-type="auto">
            <chartooo:date-scale/>
            <chart:title svg:x="9.036cm" svg:y="8.012cm" chart:style-name="ch6">
              <text:p>Lines</text:p>
            </chart:title>
            <chart:categories table:cell-range-address="Sheet1.A17:Sheet1.A25"/>
          </chart:axis>
          <chart:axis chart:dimension="y" chart:name="primary-y" chart:style-name="ch5">
            <chart:title svg:x="0.451cm" svg:y="5.756cm" chart:style-name="ch7">
              <text:p>Cluster Number</text:p>
            </chart:title>
            <chart:grid chart:style-name="ch8" chart:class="major"/>
          </chart:axis>
          <chart:series chart:style-name="ch9" chart:values-cell-range-address="Sheet1.B17:Sheet1.B25" chart:label-cell-address="Sheet1.A15:Sheet1.A15" chart:class="chart:line">
            <chart:data-point chart:repeated="9"/>
          </chart:series>
          <chart:series chart:style-name="ch10" chart:values-cell-range-address="Sheet1.B4:Sheet1.B12" chart:label-cell-address="Sheet1.A2:Sheet1.A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and Line Application</text:p>
                <draw:g>
                  <svg:desc>Sheet1.A15:Sheet1.A15</svg:desc>
                </draw:g>
              </table:table-cell>
              <table:table-cell office:value-type="string">
                <text:p>GUI application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7:Sheet1.A25</svg:desc>
                </draw:g>
              </table:table-cell>
              <table:table-cell office:value-type="float" office:value="4">
                <text:p>4</text:p>
                <draw:g>
                  <svg:desc>Sheet1.B17:Sheet1.B25</svg:desc>
                </draw:g>
              </table:table-cell>
              <table:table-cell office:value-type="float" office:value="7">
                <text:p>7</text:p>
                <draw:g>
                  <svg:desc>Sheet1.B4:Sheet1.B12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